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4097c" officeooo:paragraph-rsid="0004097c"/>
    </style:style>
    <style:style style:name="P2" style:family="paragraph" style:parent-style-name="Text_20_body">
      <style:text-properties officeooo:rsid="0004509b" officeooo:paragraph-rsid="0004509b"/>
    </style:style>
    <style:style style:name="P3" style:family="paragraph" style:parent-style-name="Text_20_body">
      <style:text-properties style:text-underline-style="solid" style:text-underline-width="auto" style:text-underline-color="font-color" officeooo:rsid="0005ec3a" officeooo:paragraph-rsid="0005ec3a"/>
    </style:style>
    <style:style style:name="P4" style:family="paragraph" style:parent-style-name="Text_20_body">
      <style:text-properties style:text-underline-style="solid" style:text-underline-width="auto" style:text-underline-color="font-color" officeooo:rsid="000b003e" officeooo:paragraph-rsid="000b003e"/>
    </style:style>
    <style:style style:name="P5" style:family="paragraph" style:parent-style-name="Text_20_body">
      <style:text-properties style:text-underline-style="solid" style:text-underline-width="auto" style:text-underline-color="font-color" officeooo:rsid="000bccee" officeooo:paragraph-rsid="000bccee"/>
    </style:style>
    <style:style style:name="P6" style:family="paragraph" style:parent-style-name="Text_20_body">
      <style:text-properties style:text-underline-style="none" officeooo:rsid="0005ec3a" officeooo:paragraph-rsid="0005ec3a"/>
    </style:style>
    <style:style style:name="P7" style:family="paragraph" style:parent-style-name="Text_20_body">
      <style:text-properties style:text-underline-style="none" officeooo:rsid="000793e0" officeooo:paragraph-rsid="000793e0"/>
    </style:style>
    <style:style style:name="P8" style:family="paragraph" style:parent-style-name="Text_20_body" style:list-style-name="L1">
      <style:text-properties style:text-underline-style="none" officeooo:rsid="000ac809" officeooo:paragraph-rsid="000ac809"/>
    </style:style>
    <style:style style:name="P9" style:family="paragraph" style:parent-style-name="Text_20_body" style:list-style-name="L1">
      <style:text-properties style:text-underline-style="none" officeooo:rsid="000b003e" officeooo:paragraph-rsid="000b003e"/>
    </style:style>
    <style:style style:name="P10" style:family="paragraph" style:parent-style-name="Text_20_body" style:list-style-name="L2">
      <style:text-properties style:text-underline-style="none" officeooo:rsid="000b003e" officeooo:paragraph-rsid="000b003e"/>
    </style:style>
    <style:style style:name="P11" style:family="paragraph" style:parent-style-name="Text_20_body" style:list-style-name="L3">
      <style:text-properties style:text-underline-style="none" officeooo:rsid="000b003e" officeooo:paragraph-rsid="000b003e"/>
    </style:style>
    <style:style style:name="P12" style:family="paragraph" style:parent-style-name="Text_20_body" style:list-style-name="L3">
      <style:text-properties style:text-underline-style="none" officeooo:rsid="000b10f8" officeooo:paragraph-rsid="000b10f8"/>
    </style:style>
    <style:style style:name="P13" style:family="paragraph" style:parent-style-name="Text_20_body">
      <style:text-properties style:text-underline-style="none" officeooo:rsid="000bccee" officeooo:paragraph-rsid="000bccee"/>
    </style:style>
    <style:style style:name="P14" style:family="paragraph" style:parent-style-name="Text_20_body">
      <style:text-properties officeooo:paragraph-rsid="00094bac"/>
    </style:style>
    <style:style style:name="P15" style:family="paragraph" style:parent-style-name="Text_20_body" style:list-style-name="L1">
      <style:text-properties officeooo:paragraph-rsid="00094bac"/>
    </style:style>
    <style:style style:name="P16" style:family="paragraph" style:parent-style-name="Title">
      <style:text-properties officeooo:rsid="0004097c" officeooo:paragraph-rsid="0004097c"/>
    </style:style>
    <style:style style:name="T1" style:family="text">
      <style:text-properties officeooo:rsid="00053f6a"/>
    </style:style>
    <style:style style:name="T2" style:family="text">
      <style:text-properties officeooo:rsid="00065bd5"/>
    </style:style>
    <style:style style:name="T3" style:family="text">
      <style:text-properties style:text-underline-style="none" officeooo:rsid="00094bac"/>
    </style:style>
    <style:style style:name="T4" style:family="text">
      <style:text-properties style:text-underline-style="solid" style:text-underline-width="auto" style:text-underline-color="font-color" officeooo:rsid="00083337"/>
    </style:style>
    <style:style style:name="T5" style:family="text">
      <style:text-properties style:text-underline-style="solid" style:text-underline-width="auto" style:text-underline-color="font-color" officeooo:rsid="00094b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Virtualization</text:p>
      <text:p text:style-name="P1">Memory – Free Space Management</text:p>
      <text:p text:style-name="P2">Free space management can be easy when we handle fixed-size units. However, when using variable-size units it becomes difficult. An example of this is the malloc() and free() procedures in the user-level memory allocation library. <text:span text:style-name="T1">The main problem in this chapter is external fragmentation.</text:span></text:p>
      <text:p text:style-name="P3">Crux: How Do We Handle Free Space?</text:p>
      <text:p text:style-name="P3">17.1 Assumptions</text:p>
      <text:p text:style-name="P6">We will look into a fundamental allocator. Allocators can also have problems with internal fragmentation where memory is divided into chunks to manage larger chunks which itself creates internal fragmentation in form of e.g. header size, pointers, and other meta data used by the allocator. <text:span text:style-name="T2">If an allocator hands out more space than requested, the extra space could be called internal fragmentation. </text:span></text:p>
      <text:p text:style-name="P7">A system can use the system call sbrk, brk or mmap to request the heap to grow. But in this chapter we focus on the memory that is present. </text:p>
      <text:p text:style-name="P14"><text:span text:style-name="T4">17.2 </text:span><text:span text:style-name="T5">Low-level Mechanims</text:span></text:p>
      <text:list xml:id="list2862587789" text:style-name="L1">
        <text:list-item>
          <text:p text:style-name="P15"><text:span text:style-name="T3">Splitting &amp; Coelescing</text:span></text:p>
        </text:list-item>
        <text:list-item>
          <text:p text:style-name="P8">Tracking the size of Allocated Regions</text:p>
        </text:list-item>
        <text:list-item>
          <text:p text:style-name="P9">Embedding a Free List</text:p>
        </text:list-item>
        <text:list-item>
          <text:p text:style-name="P9">Growing the Heap (brk, sbrk, mmap)</text:p>
        </text:list-item>
      </text:list>
      <text:p text:style-name="P4">17.3 Basic Strategies</text:p>
      <text:list xml:id="list22294146" text:style-name="L2">
        <text:list-item>
          <text:p text:style-name="P10">Best Fit</text:p>
        </text:list-item>
        <text:list-item>
          <text:p text:style-name="P10">Worst Fit</text:p>
        </text:list-item>
        <text:list-item>
          <text:p text:style-name="P10">First Fit</text:p>
        </text:list-item>
        <text:list-item>
          <text:p text:style-name="P10">Next Fit</text:p>
        </text:list-item>
      </text:list>
      <text:p text:style-name="P4">17.4 Other Approaches</text:p>
      <text:list xml:id="list3348350953" text:style-name="L3">
        <text:list-item>
          <text:p text:style-name="P11">Segregated Lists (Many free lists)</text:p>
        </text:list-item>
        <text:list-item>
          <text:p text:style-name="P12">Buddy Allocation</text:p>
        </text:list-item>
        <text:list-item>
          <text:p text:style-name="P12">Other Ideas (Advanced Allocators using Balanced Binary Trees (Red-Black), Splay trees, Concurrency)</text:p>
        </text:list-item>
      </text:list>
      <text:p text:style-name="P5">17.5 Summary</text:p>
      <text:p text:style-name="P13">Many trade-offs in systems. Making a fast, space-efficient and scalable allocator remains a challenge in modern system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7:31:56.422016105</meta:creation-date>
    <dc:date>2020-12-07T17:58:43.117058647</dc:date>
    <meta:editing-duration>PT26M41S</meta:editing-duration>
    <meta:editing-cycles>13</meta:editing-cycles>
    <meta:generator>LibreOffice/6.4.6.2$Linux_X86_64 LibreOffice_project/40$Build-2</meta:generator>
    <meta:document-statistic meta:table-count="0" meta:image-count="0" meta:object-count="0" meta:page-count="1" meta:paragraph-count="23" meta:word-count="234" meta:character-count="1432" meta:non-whitespace-character-count="1228"/>
  </office:meta>
</office:document-meta>
</file>